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4" style:family="paragraph" style:parent-style-name="Text_20_body" style:list-style-name="L1">
      <style:paragraph-properties fo:widows="1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cm" loext:contextual-spacing="false" fo:widows="1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style:text-position="33% 80%"/>
    </style:style>
    <style:style style:name="T2" style:family="text">
      <style:text-properties style:text-position="33% 80%" fo:font-style="italic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are given the following information, but you may prefer to do some research for yourself.</text:p>
      <text:list xml:id="list7189776350549032707" text:style-name="L1">
        <text:list-item>
          <text:p text:style-name="P5">1 Jan 1900 was a Monday.</text:p>
        </text:list-item>
        <text:list-item>
          <text:p text:style-name="P5">Thirty days has September,<text:line-break/>April, June and November.<text:line-break/>All the rest have thirty-one,<text:line-break/>Saving February alone,<text:line-break/>Which has twenty-eight, rain or shine.<text:line-break/>And on leap years, twenty-nine.</text:p>
        </text:list-item>
        <text:list-item>
          <text:p text:style-name="P4">A leap year occurs on any year evenly divisible by 4, but not on a century unless it is divisible by 400.</text:p>
        </text:list-item>
      </text:list>
      <text:p text:style-name="P1">How many Sundays fell on the first of the month during the twentieth century (1 Jan 1901 to 31 Dec 2000)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18T21:44:02.335000000</dc:date>
    <meta:editing-duration>PT1H57M57S</meta:editing-duration>
    <meta:editing-cycles>29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5" meta:word-count="95" meta:character-count="506" meta:non-whitespace-character-count="419"/>
  </office:meta>
</office:document-meta>
</file>